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7da" officeooo:paragraph-rsid="0004e7da"/>
    </style:style>
    <style:style style:name="P2" style:family="paragraph" style:parent-style-name="Standard">
      <style:text-properties fo:font-weight="bold" officeooo:rsid="0004e7da" officeooo:paragraph-rsid="0004e7da" style:font-weight-asian="bold" style:font-weight-complex="bold"/>
    </style:style>
    <style:style style:name="P3" style:family="paragraph" style:parent-style-name="Standard">
      <style:text-properties fo:font-style="italic" fo:font-weight="normal" officeooo:rsid="0004e7da" officeooo:paragraph-rsid="0004e7da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officeooo:rsid="0004e7da" officeooo:paragraph-rsid="0004e7da" style:font-weight-asian="normal" style:font-weight-complex="normal"/>
    </style:style>
    <style:style style:name="P5" style:family="paragraph" style:parent-style-name="Standard">
      <style:text-properties fo:font-weight="normal" officeooo:rsid="00050e52" officeooo:paragraph-rsid="00050e52" style:font-weight-asian="normal" style:font-weight-complex="normal"/>
    </style:style>
    <style:style style:name="P6" style:family="paragraph" style:parent-style-name="Standard">
      <style:text-properties fo:font-style="normal" fo:font-weight="normal" officeooo:rsid="0004e7da" officeooo:paragraph-rsid="0004e7d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4e7da" officeooo:paragraph-rsid="000620f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04e7da" officeooo:paragraph-rsid="000620fb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620fb" officeooo:paragraph-rsid="000620f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italic" fo:font-weight="normal" officeooo:rsid="00050e52" officeooo:paragraph-rsid="00050e52" style:font-style-asian="italic" style:font-weight-asian="normal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0e52" style:font-weight-asian="normal" style:font-weight-complex="normal"/>
    </style:style>
    <style:style style:name="T5" style:family="text">
      <style:text-properties fo:font-weight="normal" officeooo:rsid="000620fb" style:font-weight-asian="normal" style:font-weight-complex="normal"/>
    </style:style>
    <style:style style:name="T6" style:family="text">
      <style:text-properties officeooo:rsid="00050e52"/>
    </style:style>
    <style:style style:name="T7" style:family="text">
      <style:text-properties officeooo:rsid="00062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nd 1 Literature Review Practice, Feedback</text:p>
      <text:p text:style-name="P1">Prof. Jordan C. Hanson</text:p>
      <text:p text:style-name="P1">February 25<text:span text:style-name="T1">th</text:span>, 2026</text:p>
      <text:p text:style-name="P1"/>
      <text:p text:style-name="P2">Presenter: <text:span text:style-name="T4">Johnny Serbin</text:span></text:p>
      <text:p text:style-name="P2">Topic: <text:span text:style-name="T4">Military Applications of Lasers, Other Applications</text:span></text:p>
      <text:p text:style-name="P2">Date: <text:span text:style-name="T3">February 24</text:span><text:span text:style-name="T2">th</text:span><text:span text:style-name="T3">, 2026</text:span></text:p>
      <text:p text:style-name="P4"/>
      <text:p text:style-name="P5">Defined the topic: Naval defense against missile attacks and drones</text:p>
      <text:p text:style-name="P5">Advantages: adjustments to aiming, timing</text:p>
      <text:p text:style-name="P10">Note: there is a lot of classified information in this space. <text:s/>How do we maximize material in the open-source intelligence (OSINT) channel?</text:p>
      <text:p text:style-name="P3"/>
      <text:p text:style-name="P3">Note: <text:span text:style-name="T6">Make sure to carefully define all terminology, and define the technological challenges. <text:s/>Also, eliminate irrelevant papers that focus on disparate topics. Be able to explain features of graphs.</text:span></text:p>
      <text:p text:style-name="P3"/>
      <text:p text:style-name="P8">General questions that arose: <text:span text:style-name="T4">Physically, why does the atmosphere interfere with laser shots? <text:s/>The answer (broadly) is that lasers are coherent electromagnetic fields that will attenuate in the presence of things like water vapor. <text:s/>Also, each laser has a non-zero divergence or beam width, making it weaker over long distances. <text:s/>This effect is far stronger for flashlights and spotlights, for they are not “collimated” and in-phase like lasers.</text:span></text:p>
      <text:p text:style-name="P6"/>
      <text:p text:style-name="P8">General <text:span text:style-name="T7">comments</text:span>: <text:span text:style-name="T5">This talk needed more rehearsal time. <text:s/>It’s much easier to answer questions and change topics when the talk is memorized. <text:s/>I recommend staying with this topic, and diving deeper into the white papers and engineering journals to discover:</text:span></text:p>
      <text:p text:style-name="P8"><text:span text:style-name="T5"/></text:p>
      <text:p text:style-name="P9"><text:span text:style-name="T3">1) Who are the major manufacturers?</text:span></text:p>
      <text:p text:style-name="P9"><text:span text:style-name="T3">2) What were the main technical challenges to bring this technology to the field?</text:span></text:p>
      <text:p text:style-name="P9"><text:span text:style-name="T3">3) Are there outstanding questions regarding cost, manufacturing at scale, and deployment logistics?</text:span></text:p>
      <text:p text:style-name="P7"/>
      <text:p text:style-name="P6">Well done! <text:s/>This is an <text:span text:style-name="T7">B</text:span>-level talk, with the usual growing pains of learning to present resul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46:59.377397866</meta:creation-date>
    <dc:date>2026-03-03T15:21:24.579290275</dc:date>
    <meta:editing-duration>PT24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51" meta:character-count="1650" meta:non-whitespace-character-count="1407"/>
  </office:meta>
</office:document-meta>
</file>